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"/>
  <manifest:file-entry manifest:media-type="" manifest:full-path="Configurations2/popupmenu/"/>
  <manifest:file-entry manifest:media-type="text/xml" manifest:full-path="styles.xml"/>
  <manifest:file-entry manifest:media-type="" manifest:full-path="Configurations2/progressbar/"/>
  <manifest:file-entry manifest:media-type="" manifest:full-path="Configurations2/statusbar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88mm"/>
    </style:style>
    <style:style style:name="co2" style:family="table-column">
      <style:table-column-properties fo:break-before="auto" style:column-width="91.28mm"/>
    </style:style>
    <style:style style:name="co3" style:family="table-column">
      <style:table-column-properties fo:break-before="auto" style:column-width="15.7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22.75mm" fo:break-before="auto" style:use-optimal-row-height="true"/>
    </style:style>
    <style:style style:name="ro3" style:family="table-row">
      <style:table-row-properties style:row-height="31.75mm" fo:break-before="auto" style:use-optimal-row-height="true"/>
    </style:style>
    <style:style style:name="ta1" style:family="table" style:master-page-name="PageStyle_5f_AbsDb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bsDb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2"/>
        <table:table-column table:style-name="co2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Kad_Pr_Key</text:p>
          </table:table-cell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Ans1</text:p>
          </table:table-cell>
          <table:table-cell table:style-name="ce1" office:value-type="string" calcext:value-type="string">
            <text:p>Right1</text:p>
          </table:table-cell>
          <table:table-cell table:style-name="ce1" office:value-type="string" calcext:value-type="string">
            <text:p>Ans2</text:p>
          </table:table-cell>
          <table:table-cell table:style-name="ce1" office:value-type="string" calcext:value-type="string">
            <text:p>Right2</text:p>
          </table:table-cell>
          <table:table-cell table:style-name="ce1" office:value-type="string" calcext:value-type="string">
            <text:p>Ans3</text:p>
          </table:table-cell>
          <table:table-cell table:style-name="ce1" office:value-type="string" calcext:value-type="string">
            <text:p>Right3</text:p>
          </table:table-cell>
          <table:table-cell table:style-name="ce1" office:value-type="string" calcext:value-type="string">
            <text:p>Ans4</text:p>
          </table:table-cell>
          <table:table-cell table:style-name="ce1" office:value-type="string" calcext:value-type="string">
            <text:p>Right4</text:p>
          </table:table-cell>
          <table:table-cell table:style-name="ce1" office:value-type="string" calcext:value-type="string">
            <text:p>Ans5</text:p>
          </table:table-cell>
          <table:table-cell table:style-name="ce1" office:value-type="string" calcext:value-type="string">
            <text:p>Right5</text:p>
          </table:table-cell>
          <table:table-cell table:number-columns-repeated="101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Гражданским служащим, замещающим должности гражданской службы старшей группы, присваивается классный чин гражданской службы:</text:p>
          </table:table-cell>
          <table:table-cell office:value-type="string" calcext:value-type="string">
            <text:p>Советник государственной гражданской службы Российской Федерации 1, 2 или 3 класс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Референт государственной гражданской службы Российской Федерации 1, 2 или 3 класс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екретарь государственной гражданской службы Российской Федерации 1, 2 или 3 класс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рок испытания не устанавливается для:</text:p>
          </table:table-cell>
          <table:table-cell office:value-type="string" calcext:value-type="string">
            <text:p>Граждан, принимаемых на должности федеральной государственной гражданской службы, исполнение должностных обязанностей по которым связано с использованием сведений, составляющих государственную тайну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Гражданских служащих, уволенных с федеральной государственной гражданской службы в порядке перевода из одного государственного органов другой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Граждан, окончивших обучение в образовательных учреждениях профессионального образования и впервые поступающих на гражданскую службу в соответствии с договором на обучение с обязательством последующего прохождения гражданской службы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и стаже государственной гражданской службы от одного года до пяти лет устанавливается ежемесячная надбавка к должностному окладу за выслугу лет на гражданской службе в размере:</text:p>
          </table:table-cell>
          <table:table-cell office:value-type="string" calcext:value-type="string">
            <text:p>Пять процентов должностного оклад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есять процентов должностного оклад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вадцать процентов должностного оклад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 стаже государственной гражданской службы пятнадцать лет и более устанавливается ежемесячная надбавка к должностному окладу за выслугу лет на гражданской службе в размере:</text:p>
          </table:table-cell>
          <table:table-cell office:value-type="string" calcext:value-type="string">
            <text:p>Тридцать процентов должностного оклад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ятьдесят процентов должностного оклад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ятнадцать процентов должностного оклад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Укажите отсутствующую группу должностей среди перечисленных: младшая, старшая, главная, высшая:</text:p>
          </table:table-cell>
          <table:table-cell office:value-type="string" calcext:value-type="string">
            <text:p>Основная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изшая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едущая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Что запрещается гражданскому служащему в связи с прохождением гражданской службы:</text:p>
          </table:table-cell>
          <table:table-cell office:value-type="string" calcext:value-type="string">
            <text:p>Приобретать в собственность объекты недвижимого имуществ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лучать доход от педагогической, научной и иной творческой деятельности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обретать в случаях, установленных федеральным законом, ценные бумаги, по которым может быть получен доход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Какое дисциплинарное взыскание может быть применено к государственному гражданскому служащему:</text:p>
          </table:table-cell>
          <table:table-cell office:value-type="string" calcext:value-type="string">
            <text:p>Замечание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трогий выговор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нижение в должности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епремирование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едупреждение о недопустимости любых действий (бездействий).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Какое дисциплинарное взыскание может быть применено к государственному гражданскому служащему:</text:p>
          </table:table-cell>
          <table:table-cell office:value-type="string" calcext:value-type="string">
            <text:p>Выговор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трогий выговор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нижение в должности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епремирование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едупреждение о недопустимости любых действий (бездействий).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Какое дисциплинарное взыскание не может быть применено к государственному гражданскому служащему:</text:p>
          </table:table-cell>
          <table:table-cell office:value-type="string" calcext:value-type="string">
            <text:p>Замечание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рогий выговор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Увольнение по соответствующим основаниям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едупреждение о неполном должностном соответстви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ервыми классными чинами юстиции для ведущей группы должностей гражданской службы являются:</text:p>
          </table:table-cell>
          <table:table-cell office:value-type="string" calcext:value-type="string">
            <text:p>Юрист 1 класс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Юрист 3 класс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оветник юстиции 3 класса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ервыми классными чинами юстиции для старшей группы должностей гражданской службы являются:</text:p>
          </table:table-cell>
          <table:table-cell office:value-type="string" calcext:value-type="string">
            <text:p>Юрист 1 класс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Юрист 3 класс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оветник юстиции 3 класс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Классные чины советника юстиции 1, 2, и 3 класса присваиваются:</text:p>
          </table:table-cell>
          <table:table-cell office:value-type="string" calcext:value-type="string">
            <text:p>Министром юстиции Российской Федерации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авительством Российской Федерации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иректором ФССП России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Оформление трудовой книжки работнику, принятому на работу впервые, осуществляется работодателем в присутствии работника не позднее:</text:p>
          </table:table-cell>
          <table:table-cell office:value-type="string" calcext:value-type="string">
            <text:p>Трехдневного срока со дня приёма на работу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ятидневного срока со дня приёма на работу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дельного срока со дня приёма на работу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 Российской Федерации признаются и защищаются равным образом:</text:p>
          </table:table-cell>
          <table:table-cell office:value-type="string" calcext:value-type="string">
            <text:p>Частная, государственная, муниципальная, личная и иные формы собственности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Частная, государственная, муниципальная и иные формы собственност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Частная, государственная, муниципальная и личная формы собственност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Государственную власть в Российской Федерации осуществляют:</text:p>
          </table:table-cell>
          <table:table-cell office:value-type="string" calcext:value-type="string">
            <text:p>Президент Российской Федерации, Государственная Дума, Правительство Российской Федерации, суды Российской Федерации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езидент Российской Федерации, Федеральное Собрание (Совет Федерации и Государственная Дума), Правительство Российской Федерации, суды Российской Федераци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езидент Российской Федерации, Федеральное Собрание (Совет Федерации и Государственная Дума), Правительство Российской Федерации, республики, края, органы местного самоуправления, города федерального значения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езидент Российской Федерации, Федеральное Собрание (Совет Федерации и Государственная Дума), Правительство Российской Федерации, суды Российской Федерации, прокуратура Российской Федераци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ервый классный чин юстиции присваивается работнику органа:</text:p>
          </table:table-cell>
          <table:table-cell office:value-type="string" calcext:value-type="string">
            <text:p>Не ранее чем через 6 месяцев при положительной оценки его профессиональной служебной деятельности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ле успешного завершения испытания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ле успешного завершения испытания, а если испытание не устанавливалось, то не ранее чем через 3 месяца после его назначения на должность гражданской службы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Должности государственной гражданской службы категории помощники (советники) замещаются:</text:p>
          </table:table-cell>
          <table:table-cell office:value-type="string" calcext:value-type="string">
            <text:p>На определённый срок полномочий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Без ограничения срока полномочий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 определённый срок, ограниченный сроком полномочий руководителей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Ежегодный оплачиваемый отпуск состоит:</text:p>
          </table:table-cell>
          <table:table-cell office:value-type="string" calcext:value-type="string">
            <text:p>Основного оплачиваемого отпуска и дополнительных оплачиваемых отпусков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новного оплачиваемого отпуска и дополнительного оплачиваемого отпуска за выслугу лет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сновного оплачиваемого отпуска, дополнительного оплачиваемого отпуска и отпуска за работу с тяжёлыми, вредными и (или) опасными условиями гражданской службы, в том числе в связи со службой в местностях с особыми климатическими условиям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Ежегодный оплачиваемый отпуск:</text:p>
          </table:table-cell>
          <table:table-cell office:value-type="string" calcext:value-type="string">
            <text:p>Минимальная продолжительность ежегодного оплачиваемого отпуска, используемого гражданским служащим в служебном году, за который предоставляется ежегодный оплачиваемый отпуск, не может быть менее 30 календарных дней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Минимальная продолжительность ежегодного оплачиваемого отпуска, используемого гражданским служащим в служебном году, за который предоставляется ежегодный оплачиваемый отпуск, не может быть менее 28 календарных дней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инимальная продолжительность ежегодного оплачиваемого отпуска, используемого гражданским служащим в служебном году, за который предоставляется ежегодный оплачиваемый отпуск, не может быть менее 14 календарных дней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Как называется <text:s/>закон, устанавливающий правовые, организационные и финансово - экономические основы государственной гражданской службы Российской Федерации:</text:p>
          </table:table-cell>
          <table:table-cell office:value-type="string" calcext:value-type="string">
            <text:p>Федеральный закон <text:s/>№ 79-ФЗ «О государственной гражданской службе Российской Федерации» от 27.07.2004 год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Федеральный закон <text:s/>№ 79-ФЗ «О <text:s/>системе государственной гражданской службы Российской Федерации» от 27.07.2004 год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Федеральный закон <text:s/>№ 79-ФЗ «Об основах государственной гражданской службы Российской Федерации» от 24.07.2004 год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Считается ли заключенным трудовой договор, не оформленный в письменной форме:</text:p>
          </table:table-cell>
          <table:table-cell office:value-type="string" calcext:value-type="string">
            <text:p>Да, если есть приказ работодателя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а, если работник приступил к работе с ведома или по поручению работодателя или его представителя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т, ни при каких обстоятельствах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Работники, обучающиеся на 3 курсе <text:s/>образовательных учреждениях высшего профессионального образования, имеющих государственную аккредитацию, по заочной и очно-заочной (вечерней) формам обучения для прохождения промежуточной аттестации имеют право на отпуск с сохранением среднего заработка:</text:p>
          </table:table-cell>
          <table:table-cell office:value-type="string" calcext:value-type="string">
            <text:p>Сроком на 35 дней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роком на 40 дней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роком на 50 дней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имеют права на оплачиваемый отпуск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Служебная проверка в отношении гражданского служащего должна быть завершена:</text:p>
          </table:table-cell>
          <table:table-cell office:value-type="string" calcext:value-type="string">
            <text:p>Не позднее чем через месяц после обнаружения дисциплинарного проступк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позднее чем через месяц со дня принятия решения о <text:s/>проведении служебной проверк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позднее трех месяцев со дня совершения дисциплинарного проступк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позднее трех месяцев со дня принятия решения о проведении служебной проверк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Решение о предстоящей сдаче квалификационного экзамена доводится до гражданского служащего:</text:p>
          </table:table-cell>
          <table:table-cell office:value-type="string" calcext:value-type="string">
            <text:p>В течение 5 дней после издания приказа о проведении квалификационного экзамен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позднее чем за две недели до его проведения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позднее чем за месяц до его проведения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позднее чем за два месяца до его проведени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и назначении гражданского служащего на должность гражданской службы, которая относится к более высокой группе должностей гражданской службы, чем замещаемая им ранее, ему может быть присвоен:</text:p>
          </table:table-cell>
          <table:table-cell office:value-type="string" calcext:value-type="string">
            <text:p>Очередной классный чин, если истек срок, установленный для прохождения гражданской службы в предыдущем классном чине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лассный чин, являющийся первым для этой группы должностей, если этот классный чин выше классного чина имеющегося у него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лассный чин на ступень выше классного чина, имеющегося у гражданского служащего, при условии, что истек срок, установленный для прохождения гражданской службы в предыдущем классном чине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Об изменении существенных условий служебного контракта гражданский служащий должен быть уведомлен представителем нанимателя:</text:p>
          </table:table-cell>
          <table:table-cell office:value-type="string" calcext:value-type="string">
            <text:p>Не позднее чем за три месяца до их введения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позднее чем за два месяца до их введения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позднее чем за один месяц до их введени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Работникам, <text:s/>успешно обучающимся по заочной форме в <text:s/>образовательных учреждениях высшего профессионального образования, имеющих государственную аккредитацию, проезд к месту нахождения учебного заведения и обратно:</text:p>
          </table:table-cell>
          <table:table-cell office:value-type="string" calcext:value-type="string">
            <text:p>Оплачивается в размере 50 процентов стоимости проезда один раз в учебный год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плачивается в размере 50 процентов стоимости проезда при сдаче итоговых государственных экзаменов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плачивается в размере 100 процентов стоимости проезда один раз в учебный год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плачивается в размере 100 процентов стоимости проезда при сдаче итоговых государственных экзаменов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оплачивается.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олжительность перевода гражданского служащего для замещения временно отсутствующего гражданского служащего не может превышать:</text:p>
          </table:table-cell>
          <table:table-cell office:value-type="string" calcext:value-type="string">
            <text:p>Двух недель в течение календарного год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дного месяца в течение календарного год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Три месяца в течение календарного год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Шесть месяцев в течение календарного год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Гражданским служащим, замещающим должности гражданской службы младшей группы, присваивается классный чин гражданской службы:</text:p>
          </table:table-cell>
          <table:table-cell office:value-type="string" calcext:value-type="string">
            <text:p>Советник государственной гражданской службы Российской Федерации 1, 2 или 3 класс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Референт государственной гражданской службы Российской Федерации 1, 2 или 3 класс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екретарь государственной гражданской службы Российской Федерации 1, 2 или 3 класса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Гражданским служащим, замещающим должности гражданской службы ведущей группы, присваивается классный чин гражданской службы:</text:p>
          </table:table-cell>
          <table:table-cell office:value-type="string" calcext:value-type="string">
            <text:p>Советник государственной гражданской службы Российской Федерации 1, 2 или 3 класс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еферент государственной гражданской службы Российской Федерации 1, 2 или 3 класс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екретарь государственной гражданской службы Российской Федерации 1, 2 или 3 класс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По результатам проверки финансово-хозяйственной деятельности или аудиторской проверки дисциплинарное взыскание может быть применено не позднее:_x000D_</text:p>
            <text:p/>
          </table:table-cell>
          <table:table-cell office:value-type="string" calcext:value-type="string">
            <text:p>Шести месяцев со дня совершения дисциплинарного проступк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дного года со дня совершения дисциплинарного проступк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вух лет со дня совершения дисциплинарного проступка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Кандидатам, участвовавшим в конкурсе на замещение вакантных должностей федеральной государственной гражданской службы, сообщается о результатах конкурса в письменной форме в течение:</text:p>
          </table:table-cell>
          <table:table-cell office:value-type="string" calcext:value-type="string">
            <text:p>Трех дней со дня его завершения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ятнадцати дней со дня его завершения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еми дней со дня его завершения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и стаже государственной гражданской службы от пяти <text:s/>до десяти лет устанавливается ежемесячная надбавка к должностному окладу за выслугу лет на гражданской службе в размере:</text:p>
          </table:table-cell>
          <table:table-cell office:value-type="string" calcext:value-type="string">
            <text:p>Пятнадцать процентов должностного оклад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есять процентов должностного оклад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вадцать процентов должностного оклад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и стаже государственной гражданской службы от десяти <text:s/>до пятнадцати лет устанавливается ежемесячная надбавка к должностному окладу за выслугу лет на гражданской службе в размере:</text:p>
          </table:table-cell>
          <table:table-cell office:value-type="string" calcext:value-type="string">
            <text:p>Пятнадцать процентов должностного оклад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есять процентов должностного оклад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вадцать процентов должностного оклада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неочередная аттестация гражданского служащего может проводиться:</text:p>
          </table:table-cell>
          <table:table-cell office:value-type="string" calcext:value-type="string">
            <text:p>На основании служебной записки начальника структурного подразделения <text:s/>на имя представителя нанимателя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ле принятия в установленном порядке решения о сокращении должностей гражданской службы в государственном органе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ля принятия решения о возможности назначения гражданского служащего на вышестоящую должность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Федеральные государственные гражданские служащие направляются в служебные командировки по решению:</text:p>
          </table:table-cell>
          <table:table-cell office:value-type="string" calcext:value-type="string">
            <text:p>Руководителя структурного подразделения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едставителя нанимателя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посредственного руководителя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урирующего заместителя руководител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Конкурс в соответствии со статьей 22 Федерального закона от 27 июля 2004 г. № 79-ФЗ «О государственной гражданской службе Российской Федерации» не проводится:_x000D_</text:p>
            <text:p/>
          </table:table-cell>
          <table:table-cell office:value-type="string" calcext:value-type="string">
            <text:p>При формировании кадрового резерва государственного органа из числа федеральных государственных гражданских служащих этого государственного орган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 заключении срочного служебного контракт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и приеме на федеральную государственную гражданскую службу в государственный орган гражданского служащего, уволенного из другого государственного органа или с государственной службы иного вида для дальнейшего прохождения гражданской службы по его просьбе или с его согласия в этом государственном органе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Работающим женщинам, имеющим детей в возрасте до полутора лет, предоставляются помимо перерыва для отдыха и питания дополнительные перерывы для кормления ребенка (детей) не реже, чем:</text:p>
          </table:table-cell>
          <table:table-cell office:value-type="string" calcext:value-type="string">
            <text:p>Через каждые три часа продолжительностью не менее 50 минут каждый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Через каждые три часа продолжительностью не менее 40 минут каждый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Через каждые три часа продолжительностью не менее 30 минут каждый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 каких случаях гражданин не может быть принят на гражданскую службу, а гражданский служащий не может находиться на гражданской службе:</text:p>
          </table:table-cell>
          <table:table-cell office:value-type="string" calcext:value-type="string">
            <text:p>Осуждения его к наказанию, исключающему возможность исполнения должностных обязанностей по должности государственной службы, по приговору суда, вступившему в законную силу, а также в случае наличия не снятой или не погашенной в установленном федеральным законом порядке судимост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Если он имел или имеет судимость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 отсутствии регистрации по месту жительства или пребывания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остижения гражданином возраста 55 ле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фессиональная переподготовка, повышение квалификации и стажировка гражданского служащего осуществляются:</text:p>
          </table:table-cell>
          <table:table-cell office:value-type="string" calcext:value-type="string">
            <text:p>В течение трех лет с момента его приёма на федеральную государственную гражданскую службу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течение всего периода прохождения им гражданской службы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течение пяти лет с момента его приёма на федеральную государственную гражданскую службу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Служебная проверка проводится:</text:p>
          </table:table-cell>
          <table:table-cell office:value-type="string" calcext:value-type="string">
            <text:p>По письменному заявлению гражданского служащего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 решению представителя нанимателя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 решению представителя нанимателя или по письменному заявлению гражданского служащего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 докладной записке руководителя структурного подразделени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 соответствии со статьёй 72.2 Трудового кодекса Российской Федерации временный перевод на другую работу (на вакантную должность) у того же работодателя осуществляется:</text:p>
          </table:table-cell>
          <table:table-cell office:value-type="string" calcext:value-type="string">
            <text:p>На срок до одного месяц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 период возникновения производственной необходимости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 срок до одного года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Квалификационные требования к профессиональным знаниям и навыкам, необходимым для исполнения должностных обязанностей, устанавливаются:</text:p>
          </table:table-cell>
          <table:table-cell office:value-type="string" calcext:value-type="string">
            <text:p>Федеральным законом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Указом Президента Российской Федерации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тановлением Правительства Российской Федерации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ормативным актом государственного органа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Младшая группа должностей гражданской службы относится к <text:s/>должностям категории:</text:p>
          </table:table-cell>
          <table:table-cell office:value-type="string" calcext:value-type="string">
            <text:p>Руководители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мощники (советники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пециалисты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беспечивающие специалисты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На гражданскую службу вправе поступать граждане Российской Федерации, владеющие государственным языком Российской Федерации и соответствующие квалификационным требованиям, достигшие возраста:</text:p>
          </table:table-cell>
          <table:table-cell office:value-type="string" calcext:value-type="string">
            <text:p>21 год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 лет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3 год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5 ле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Какой предельный возраст пребывания на гражданской службе:</text:p>
          </table:table-cell>
          <table:table-cell office:value-type="string" calcext:value-type="string">
            <text:p>65 лет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 лет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0 лет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5 ле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Служебный контракт заключается в письменной форме, и подписывается сторонами: </text:p>
          </table:table-cell>
          <table:table-cell office:value-type="string" calcext:value-type="string">
            <text:p>В двух экземплярах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трех экземплярах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четырех экземплярах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Засчитываются ли в срок испытания периоды временной нетрудоспособности гражданского служащего и другие периоды, когда фактически не исполнялись должностные обязанности:</text:p>
          </table:table-cell>
          <table:table-cell office:value-type="string" calcext:value-type="string">
            <text:p>Не засчитывается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асчитывается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асчитываются по решению представителя нанимател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Гражданским служащим, замещающим должности гражданской службы без ограничения срока полномочий, классные чины присваиваются:</text:p>
          </table:table-cell>
          <table:table-cell office:value-type="string" calcext:value-type="string">
            <text:p>По результатам работы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 истечении срока, установленного для прохождения гражданской службы в предыдущем классном чине, при положительной оценке его профессиональной служебной деятельност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 выслуге лет на государственной гражданской службе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рядок присвоения и сохранения классных чинов федеральной государственной службы определяется:</text:p>
          </table:table-cell>
          <table:table-cell office:value-type="string" calcext:value-type="string">
            <text:p><text:s/>Указом Президента Российской Федераци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ановлением Правительства Российской Федерации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Распорядительным актом органа исполнительной власт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ложение о порядке сдачи квалификационного экзамена государственным гражданским служащим Российской Федерации и порядке оценки его знаний, навыков и умений (профессионального уровня) утверждается: </text:p>
          </table:table-cell>
          <table:table-cell office:value-type="string" calcext:value-type="string">
            <text:p>Указом Президента Российской Федераци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Федеральным законом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ормативным актом государственного орган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тановлением Правительства Российской Федераци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Гражданский служащий, не сдавший квалификационный экзамен, может выступить с инициативой <text:s/>о проведении повторного экзамена:</text:p>
          </table:table-cell>
          <table:table-cell office:value-type="string" calcext:value-type="string">
            <text:p>Не ранее чем через 3 месяца после проведения данного экзамен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ранее чем через 6 месяцев после проведения данного экзамен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ранее чем через 1 год после проведения данного экзамен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 решению руководителя подразделени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Нормальная продолжительность служебного времени для гражданского служащего не может превышать в неделю: </text:p>
          </table:table-cell>
          <table:table-cell office:value-type="string" calcext:value-type="string">
            <text:p>36 часов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 часов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 час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Аттестация гражданского служащего проводится: </text:p>
          </table:table-cell>
          <table:table-cell office:value-type="string" calcext:value-type="string">
            <text:p>Ежегодно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дин раз в три год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дин раз <text:s/>в четыре год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Гражданский служащий, подлежащий аттестации, должен быть ознакомлен с отзывом об исполнении им должностных обязанностей <text:s/>за аттестационный период:</text:p>
          </table:table-cell>
          <table:table-cell office:value-type="string" calcext:value-type="string">
            <text:p>Не менее чем за неделю до начала аттестаци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менее чем за две недели до начала аттестации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менее чем за месяц до начала аттестаци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ложение о проведении аттестации государственных гражданских служащих Российской Федерации утверждается:</text:p>
          </table:table-cell>
          <table:table-cell office:value-type="string" calcext:value-type="string">
            <text:p><text:s/>Указом Президента Российской Федераци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Федеральным законом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казом ФССП России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Постановлением Правительства Российской Федераци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Гражданские <text:s text:c="2"/>служащие ежегодно представляют представителю нанимателя сведения о доходах, об <text:s/>имуществе и обязательствах имущественного характера не позднее:</text:p>
          </table:table-cell>
          <table:table-cell office:value-type="string" calcext:value-type="string">
            <text:p>30 марта года, следующего за отчетным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 апреля года, следующего за отчетным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 апреля года, следующего за отчетным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Может ли вноситься в трудовую книжку запись о работе по совместительству:</text:p>
          </table:table-cell>
          <table:table-cell office:value-type="string" calcext:value-type="string">
            <text:p>Только, если эта работа выполняется в той же организации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т, не может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Может по желанию работника на основании документа, подтверждающего работу по совместительству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Форма, порядок ведения и хранения трудовых книжек устанавливается:</text:p>
          </table:table-cell>
          <table:table-cell office:value-type="string" calcext:value-type="string">
            <text:p>Трудовым кодексом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авительством Российской Федераци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оответствующим федеральным министерством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Является ли страховое свидетельство государственного пенсионного страхования обязательным документом для поступления на государственную гражданскую службу?</text:p>
          </table:table-cell>
          <table:table-cell office:value-type="string" calcext:value-type="string">
            <text:p>Да является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т, не является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Вправе ли работодатель при приеме на работу требовать от претендента предъявления документа об образовании</text:p>
          </table:table-cell>
          <table:table-cell office:value-type="string" calcext:value-type="string">
            <text:p>Нет не вправе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праве всегд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праве <text:s/>при поступлении на работу, требующую специальных знаний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и неудовлетворительном результате испытания:</text:p>
          </table:table-cell>
          <table:table-cell office:value-type="string" calcext:value-type="string">
            <text:p>Представитель нанимателя имеет право расторгнуть служебный контракт с гражданским служащим в течение месяца после окончания срока испытания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едставитель нанимателя обязан расторгнуть служебный контракт с гражданским служащим в день окончания срока испытани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едставитель нанимателя имеет право расторгнуть служебный контракт с гражданским служащим до истечения срока испытания, предупредив его об этом в письменной форме не позднее чем за 3 дня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Личные дела гражданских служащих, уволенных с гражданской службы, хранятся <text:s/>кадровым подразделением соответствующего государственного органа:</text:p>
          </table:table-cell>
          <table:table-cell office:value-type="string" calcext:value-type="string">
            <text:p>5 лет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 лет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 лет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тоянно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Гражданским служащим, замещающим старшую группу должностей, предоставляется ежегодный основной оплачиваемый отпуск продолжительностью:</text:p>
          </table:table-cell>
          <table:table-cell office:value-type="string" calcext:value-type="string">
            <text:p>30 календарных дне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 календарных дней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 календарных дней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 календарных дней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аво переносить выходные дни на другие дни имеет:</text:p>
          </table:table-cell>
          <table:table-cell office:value-type="string" calcext:value-type="string">
            <text:p>Правительство Российской Федераци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езидент Российской Федерации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Федеральное Собрание Российской Федераци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Право на использование отпуска за первый год работы возникает у работника:</text:p>
          </table:table-cell>
          <table:table-cell office:value-type="string" calcext:value-type="string">
            <text:p>По истечении 6 месяцев непрерывной работы у данного работодателя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 истечении 9 месяцев непрерывной работы у данного работодателя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 истечении календарного года после поступления на работу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Действующие служебные контракты в кадровом подразделении:</text:p>
          </table:table-cell>
          <table:table-cell office:value-type="string" calcext:value-type="string">
            <text:p>Приобщаются к личному делу работник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Хранятся в отдельном деле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Хранятся вместе с трудовыми книжками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дшиваются в дело вместе с приказом о приеме на работу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Условия, размеры и порядок обеспечения пособиями по временной нетрудоспособности, по беременности и родам граждан, подлежащих обязательному социальному страхованию, <text:s/>определяется:</text:p>
          </table:table-cell>
          <table:table-cell office:value-type="string" calcext:value-type="string">
            <text:p>Федеральным законом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Указом Президента Российской Федерации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тановлением Правительства Российской Федер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казом Министерства здравоохранения и социального развития Российской Федерации;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Повышение квалификации гражданского служащего осуществляется по мере необходимости, но не реже:</text:p>
          </table:table-cell>
          <table:table-cell office:value-type="string" calcext:value-type="string">
            <text:p>Одного раза в год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дного раза в два год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дного раза в три год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дного раза в пять ле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Какую продолжительность может иметь срок испытания гражданского служащего, назначенного на должность гражданской службы в порядке перевода из другого государственного органа:</text:p>
          </table:table-cell>
          <table:table-cell office:value-type="string" calcext:value-type="string">
            <text:p>От 3 месяцев до 1 год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т 1 месяца до 6 месяцев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т 3 до 6 месяцев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Материалы аттестации гражданских служащих представляются представителю нанимателя</text:p>
          </table:table-cell>
          <table:table-cell office:value-type="string" calcext:value-type="string">
            <text:p>Не позднее чем через три дня после ее проведения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позднее чем через семь дней после ее проведения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позднее чем через десять дней после ее проведени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Размеры должностных окладов и окладов за классный чин федеральных государственных служащих устанавливаются:</text:p>
          </table:table-cell>
          <table:table-cell office:value-type="string" calcext:value-type="string">
            <text:p>Нормативным актом руководителя органа исполнительной власти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тановлением Правительства Российской Федерации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Указом Президента Российской Федерации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Гражданским служащим предоставляется ежегодный дополнительный оплачиваемый отпуск за выслугу лет продолжительностью:</text:p>
          </table:table-cell>
          <table:table-cell table:style-name="ce3" office:value-type="string" calcext:value-type="string">
            <text:p>при стаже гражданской службы от 1 года до 5 лет - 3 календарных дня; - при стаже гражданской службы от 5 до 10 лет - 5 календарных дней; - при стаже гражданской службы от 10 до 15 лет - 10 календарных дней; - при стаже гражданской службы 15 лет и более - 15 календарных дней;_x000D_</text:p>
            <text:p/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при стаже гражданской службы от 1 года до 5 лет - 1 календарный день; - при стаже гражданской службы от 5 до 10 лет - 5 календарных дней; - при стаже гражданской службы от 10 до 15 лет - 7 календарных дней; - при стаже гражданской службы 15 лет и более - 10 календарных дней;_x000D_</text:p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и стаже гражданской службы от 1 года до 5 лет - 1 календарный день; - при стаже гражданской службы от 5 до 10 лет - 5 календарных дней; - при стаже гражданской службы от 10 до 15 лет - 10 календарных дней; - при стаже гражданской службы 15 лет и более - 15 календарных дней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Отстранение гражданского служащего, появившегося на службе в состоянии алкогольного, наркотического или токсического опьянения от работы, является:</text:p>
          </table:table-cell>
          <table:table-cell office:value-type="string" calcext:value-type="string">
            <text:p>Правом представителя нанимателя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Мерой дисциплинарного воздействия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бязанностью представителя нанимателя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Условием для выяснения обстоятельств проступк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Гражданский служащий имеет право расторгнуть <text:s/>служебный контракт и уволиться с гражданской службы по собственной инициативе, предупредив об этом представителя нанимателя:</text:p>
          </table:table-cell>
          <table:table-cell office:value-type="string" calcext:value-type="string">
            <text:p>За десять дней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а две недел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а один месяц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обязан предупреждать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При сокращении в государственном органе должностей гражданской службы представитель нанимателя сообщает об этом гражданского служащего в письменной форме:</text:p>
          </table:table-cell>
          <table:table-cell office:value-type="string" calcext:value-type="string">
            <text:p>Не менее чем за две недели до сокращения должностей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а один месяц до сокращения должностей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а два месяца до сокращения должностей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а три месяца до сокращения должностей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Работнику, имеющему страховой стаж от 1 года до 5 лет, при утрате трудоспособности вследствие заболевания или травмы пособие по временной нетрудоспособности выплачивается в размере:</text:p>
          </table:table-cell>
          <table:table-cell office:value-type="string" calcext:value-type="string">
            <text:p>50 процентов среднего заработк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 процентов среднего заработк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 процентов среднего заработк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 процентов среднего заработк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Срок прохождения гражданской службы в классных чинах «юрист 1 класса», «советник юстиции 1 класса», «государственный советник юстиции Российской Федерации 1 класса» составляет: </text:p>
          </table:table-cell>
          <table:table-cell office:value-type="string" calcext:value-type="string">
            <text:p>2 год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рок не устанавливаетс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год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Основные права государственного гражданского служащего устанавливаются:</text:p>
          </table:table-cell>
          <table:table-cell office:value-type="string" calcext:value-type="string">
            <text:p>Федеральным законом от 27.07.2004 № 79-ФЗ «О государственной гражданской службе Российской Федерации»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онституцией Российской Федер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Указом Президента Российской Федераци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о решению представителя нанимателя конкурс может не проводиться на замещение вакантных должностей государственной гражданской службы, относящихся:</text:p>
          </table:table-cell>
          <table:table-cell office:value-type="string" calcext:value-type="string">
            <text:p>К группе младших должностей гражданской службы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 категории помощники (советники) и учреждаемые для содействия лицам, замещающим государственные должности, руководителям государственных органов, руководителям территориальных органов федеральных органов исполнительной власти и руководителям представительств государственных органов в реализации их полномочий и замещаемые на определенный срок, ограниченный сроком полномочий указанных лиц или руководителей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 категории обеспечивающие специалисты. <text:s text:c="2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Для прохождения гражданской службы в классных чинах <text:s/>юриста 3 и 2 класса устанавливаются следующие сроки:</text:p>
          </table:table-cell>
          <table:table-cell office:value-type="string" calcext:value-type="string">
            <text:p>Не менее одного год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менее двух лет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менее трёх лет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роки не устанавливаютс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Для прохождения гражданской службы в классных чинах советника юстиции 3 и 2 класса устанавливаются следующие сроки:</text:p>
          </table:table-cell>
          <table:table-cell office:value-type="string" calcext:value-type="string">
            <text:p>Не менее одного год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менее двух лет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менее трёх лет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роки не устанавливаютс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Для прохождения гражданской службы в классных чинах секретаря <text:s/>государственной гражданской службы Российской Федерации 3 и 2 класса устанавливаются следующие сроки:</text:p>
          </table:table-cell>
          <table:table-cell office:value-type="string" calcext:value-type="string">
            <text:p>Не менее одного год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менее двух лет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менее трёх лет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роки не устанавливаютс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Для прохождения гражданской службы в классных чинах референта <text:s/>государственной гражданской службы Российской Федерации 3 и 2 класса устанавливаются следующие сроки:</text:p>
          </table:table-cell>
          <table:table-cell office:value-type="string" calcext:value-type="string">
            <text:p>Не менее одного год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менее двух лет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менее трёх лет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роки не устанавливаютс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Для прохождения гражданской службы в классных чинах советника государственной гражданской службы Российской Федерации 3 и 2 класса устанавливаются следующие сроки:</text:p>
          </table:table-cell>
          <table:table-cell office:value-type="string" calcext:value-type="string">
            <text:p>Не менее одного год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менее двух лет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менее трёх лет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роки не устанавливаются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Денежное содержание гражданского служащего состоит:</text:p>
          </table:table-cell>
          <table:table-cell office:value-type="string" calcext:value-type="string">
            <text:p>Из месячного оклада гражданского служащего в соответствии с замещаемой им должностью гражданской службы и месячного оклада гражданского служащего в соответствии с присвоенным ему классным чином гражданской службы, а также из ежемесячных и иных дополнительных выплат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з месячного оклада гражданского служащего в соответствии с замещаемой им должностью гражданской службы и дополнительных выплат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Из месячного оклада гражданского служащего в соответствии с замещаемой им должностью гражданской службы, месячного оклада гражданского служащего в соответствии с присвоенным ему классным чином гражданской службы и ежемесячной надбавкой к должному окладу за выслугу ле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Какая из перечисленных ниже выплат не является дополнительной выплатой к окладу денежного содержания гражданского служащего:</text:p>
          </table:table-cell>
          <table:table-cell office:value-type="string" calcext:value-type="string">
            <text:p>За выслугу лет на гражданской службе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а особые условия гражданской службы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а работу со сведениями, составляющими государственную тайну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а присвоенный классный чин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емия за выполнение особо важных и сложных заданий.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В течение какого времени после увольнения с государственной гражданской службы граждане при заключении трудовых договоров обязаны сообщать работодателю сведения о последнем месте службы: </text:p>
          </table:table-cell>
          <table:table-cell office:value-type="string" calcext:value-type="string">
            <text:p>в течение одного года после увольне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течение двух лет после увольнени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течение пяти ле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Непринятие <text:s text:c="3"/>государственным <text:s text:c="3"/>гражданским <text:s text:c="3"/>служащим, <text:s text:c="3"/>являющимся стороной <text:s/>конфликта <text:s/>интересов, <text:s/>мер <text:s/>по <text:s/>предотвращению <text:s/>или <text:s/>урегулированию конфликта интересов является:</text:p>
          </table:table-cell>
          <table:table-cell office:value-type="string" calcext:value-type="string">
            <text:p>дисциплинарным проступком, влекущим дисциплинарную ответственност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авонарушением, влекущим увольнение с государственной гражданской службы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авонарушением, влекущим уголовную ответственность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Непредставление <text:s/>государственным <text:s/>гражданским <text:s/>служащим <text:s/>сведений <text:s/>о своих доходах, об имуществе и обязательствах имущественного характера, а также о доходах, об имуществе и обязательствах имущественного характера членов своей семьи <text:s/>в случае, если представление таких сведений обязательно, либо представление заведомо недостоверных или неполных сведений является:</text:p>
          </table:table-cell>
          <table:table-cell office:value-type="string" calcext:value-type="string">
            <text:p>правонарушением, влекущим уголовную ответственност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исциплинарным проступком, влекущим дисциплинарную ответственност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авонарушением, <text:s/>влекущим увольнение с государственной гражданской службы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Уведомление государственного гражданского служащего о фактах обращения <text:s text:c="2"/>к <text:s text:c="2"/>нему <text:s text:c="2"/>в <text:s text:c="2"/>целях <text:s text:c="2"/>склонения <text:s text:c="2"/>его <text:s text:c="2"/>к <text:s text:c="2"/>совершению <text:s text:c="2"/>коррупционных правонарушений подается им на имя:</text:p>
          </table:table-cell>
          <table:table-cell office:value-type="string" calcext:value-type="string">
            <text:p>Директора Федеральной службы судебных приставов - главного судебного пристава Российской Федер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Руководителя территориального органа Федеральной службы судебных приставов - главного судебного пристава субъекта Российской Федерации (лица, его замещающего)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альника <text:s text:c="3"/>структурного <text:s text:c="3"/>подразделения <text:s text:c="3"/>территориального <text:s text:c="3"/>органа Федеральной службы судебных приставов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Какой нормативный документ регламентирует служебное поведение федерального государственного гражданского служащего ФССП России?</text:p>
          </table:table-cell>
          <table:table-cell office:value-type="string" calcext:value-type="string">
            <text:p>Трудовой кодекс Российской Федер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одекс этики и служебного поведения федерального гражданского служащего ФССП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Федеральный закон «Об исполнительном производстве»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се предлагаемые варианты ответ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Имеет ли право государственный гражданский служащий ФССП России публично высказываться и давать оценку в отношении деятельности службы судебных приставов в целом и подразделения, которое он представляет?</text:p>
          </table:table-cell>
          <table:table-cell office:value-type="string" calcext:value-type="string">
            <text:p>да, если это не входит в его должностные обязанност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ледует воздержатс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Соблюдение кодекса этики и служебного поведения федерального государственного гражданского служащего ФССП России работниками службы судебных приставов учитывается:</text:p>
          </table:table-cell>
          <table:table-cell office:value-type="string" calcext:value-type="string">
            <text:p>при проведении аттестаци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 формировании кадрового резерва для выдвижения на вышестоящие должност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 наложении дисциплинарных взыскани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се предлагаемые варианты ответа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Какие сроки установлены законом для обращения федерального государственного служащего, имеющего право на оформление пенсии за выслугу лет?</text:p>
          </table:table-cell>
          <table:table-cell office:value-type="string" calcext:value-type="string">
            <text:p>Федеральный служащий может обращаться за пенсией за выслугу лет в любое время после возникновения права на нее и назначения трудовой пенсии по старости (инвалидности) без ограничения каким-либо сроком путем подачи соответствующего заявления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Федеральный служащий может обращаться за пенсией за выслугу лет в течение 2 месяцев после возникновения права на нее и назначения трудовой пенсии по старости (инвалидности) путем подачи соответствующего заявления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Федеральный служащий может обращаться за пенсией за выслугу лет в течение 3 месяцев после возникновения права на нее и назначения трудовой пенсии по старости (инвалидности) без ограничения каким-либо сроком путем подачи соответствующего заявлени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AbsDb" style:display-name="PageStyle_AbsD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SSP Test$</meta:initial-creator>
    <dc:creator>FSSP Test$</dc:creator>
    <meta:creation-date>2018-01-17T06:50:06</meta:creation-date>
    <dc:date>2018-01-17T06:50:17</dc:date>
    <meta:generator>jOpenDocument/1.3</meta:gener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